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382cm" fo:min-width="2.082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382cm" fo:min-width="2.532cm"/>
    </style:style>
    <style:style style:name="gr3" style:family="graphic" style:parent-style-name="objectwithoutfill">
      <style:graphic-properties svg:stroke-color="#000000" draw:fill="none" draw:fill-color="#dddddd" draw:fill-image-width="0cm" draw:fill-image-height="0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56cm" fo:min-width="3.262cm"/>
    </style:style>
    <style:style style:name="gr5" style:family="graphic" style:parent-style-name="standard">
      <style:graphic-properties draw:fill="none" draw:textarea-vertical-align="middle" draw:auto-grow-height="false" fo:min-height="11.5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dddddd" draw:fill-image-width="0cm" draw:fill-image-height="0cm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5cm" svg:height="0.7cm" svg:x="13.55cm" svg:y="2.9cm">
          <text:p text:style-name="P1"><text:span text:style-name="T1">d(ar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1cm" svg:height="0.7cm" svg:x="8.7cm" svg:y="4.825cm">
          <text:p text:style-name="P1"><text:span text:style-name="T1">1+ d(arr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4.902cm" svg:y1="4.825cm" svg:x2="14.875cm" svg:y2="3.6cm" draw:start-shape="id1" draw:start-glue-point="0" draw:end-shape="id2" draw:end-glue-point="2" svg:d="M14902 4825l-27-1225" svg:viewBox="0 0 28 1226">
          <text:p/>
        </draw:connector>
        <draw:connector draw:style-name="gr3" draw:text-style-name="P3" draw:layer="layout" draw:type="line" svg:x1="19.55cm" svg:y1="4.8cm" svg:x2="14.875cm" svg:y2="3.6cm" draw:start-shape="id3" draw:start-glue-point="0" draw:end-shape="id2" draw:end-glue-point="2" svg:d="M19550 4800l-4675-1200" svg:viewBox="0 0 4676 1201">
          <text:p/>
        </draw:connector>
        <draw:connector draw:style-name="gr3" draw:text-style-name="P3" draw:layer="layout" draw:type="line" svg:x1="10.25cm" svg:y1="4.825cm" svg:x2="14.875cm" svg:y2="3.6cm" draw:start-shape="id4" draw:start-glue-point="0" draw:end-shape="id2" draw:end-glue-point="2" svg:d="M10250 4825l4625-1225" svg:viewBox="0 0 4626 1226">
          <text:p/>
        </draw:connector>
        <draw:frame draw:style-name="gr4" draw:text-style-name="P4" draw:layer="layout" svg:width="3.762cm" svg:height="0.806cm" svg:x="2.634cm" svg:y="2.975cm">
          <draw:text-box>
            <text:p><text:span text:style-name="T2">list/array depth</text:span></text:p>
          </draw:text-box>
        </draw:frame>
        <draw:custom-shape draw:style-name="gr2" draw:text-style-name="P2" xml:id="id1" draw:id="id1" draw:layer="layout" svg:width="3.1cm" svg:height="0.7cm" svg:x="13.352cm" svg:y="4.825cm">
          <text:p text:style-name="P1"><text:span text:style-name="T1">1 + d(arr2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3.1cm" svg:height="0.7cm" svg:x="18cm" svg:y="4.8cm">
          <text:p text:style-name="P1"><text:span text:style-name="T1">1 + d(arr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7cm" svg:height="12.4cm" draw:transform="rotate (-1.5707963267949) translate (21.1cm 6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1.438cm" svg:height="0.806cm" svg:x="14.2cm" svg:y="7.2cm">
          <draw:text-box>
            <text:p><text:span text:style-name="T2">max</text:span></text:p>
          </draw:text-box>
        </draw:frame>
        <draw:frame draw:style-name="gr7" draw:text-style-name="P7" draw:layer="layout" svg:width="6.331cm" svg:height="1.199cm" svg:x="1.869cm" svg:y="4.601cm">
          <draw:text-box>
            <text:p><text:span text:style-name="T1">for each element (which is also</text:span></text:p>
            <text:p><text:span text:style-name="T1"><text:s/></text:span><text:span text:style-name="T1">an array) in arr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08:35:29.914000000</meta:creation-date>
    <dc:date>2020-04-15T14:22:37.106000000</dc:date>
    <meta:editing-duration>PT1H11M20S</meta:editing-duration>
    <meta:editing-cycles>23</meta:editing-cycles>
    <meta:generator>LibreOffice/6.2.3.2$Windows_X86_64 LibreOffice_project/aecc05fe267cc68dde00352a451aa867b3b546ac</meta:generator>
    <meta:document-statistic meta:object-count="11"/>
  </office:meta>
</office:document-meta>
</file>